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4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Ubuntu2" svg:font-family="Ubuntu" style:font-adornments="Vet cursief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1pt" fo:language="nl" fo:country="NL" fo:font-style="normal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style:font-name="Ubuntu4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/>
    </style:style>
    <style:style style:name="P5" style:family="paragraph" style:parent-style-name="Standard">
      <style:paragraph-properties fo:margin-left="0cm" fo:margin-right="0cm" fo:line-height="150%" fo:text-indent="0cm" style:auto-text-indent="false">
        <style:tab-stops/>
      </style:paragraph-properties>
      <style:text-properties fo:color="#000000" style:font-name="Ubuntu4" fo:font-size="10.5pt" fo:language="nl" fo:country="NL" fo:font-style="normal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10a9ce"/>
    </style:style>
    <style:style style:name="P9" style:family="paragraph" style:parent-style-name="Standard">
      <style:paragraph-properties fo:margin-left="0cm" fo:margin-right="0cm" fo:line-height="150%" fo:text-indent="0cm" style:auto-text-indent="false">
        <style:tab-stops/>
      </style:paragraph-properties>
    </style:style>
    <style:style style:name="P10" style:family="paragraph" style:parent-style-name="Standard">
      <style:text-properties fo:color="#000000" style:font-name="Ubuntu4" fo:font-size="11pt" fo:language="nl" fo:country="NL" fo:font-weight="normal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P1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010a9ce"/>
    </style:style>
    <style:style style:name="P1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1pt" fo:language="nl" fo:country="NL" fo:font-style="normal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1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1pt" fo:language="nl" fo:country="NL" fo:font-style="normal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1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1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P1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0.5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004fcc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font-name="Ubuntu4" fo:font-size="11pt" fo:language="nl" fo:country="NL" fo:font-style="normal" style:text-underline-style="none" fo:font-weight="normal" fo:background-color="transparent" style:font-name-asian="Times New Roman" style:font-size-asian="11pt" style:language-asian="nl" style:country-asian="NL" style:font-style-asian="normal" style:font-weight-asian="normal" style:font-name-complex="Bitstream Vera Sans" style:font-size-complex="11pt" style:language-complex="ar" style:country-complex="SA" style:font-style-complex="normal" style:font-weight-complex="normal"/>
    </style:style>
    <style:style style:name="P2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font-name="Ubuntu4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2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fo:language="nl" fo:country="NL" fo:font-weight="normal" fo:background-color="transparent" style:language-asian="nl" style:country-asian="NL" style:font-weight-asian="normal" style:font-weight-complex="normal"/>
    </style:style>
    <style:style style:name="P2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</style:style>
    <style:style style:name="P26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Bitstream Vera Sans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4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28" style:family="paragraph" style:parent-style-name="Standard" style:list-style-name="L2"/>
    <style:style style:name="P29" style:family="paragraph" style:parent-style-name="Standard" style:list-style-name="L2">
      <style:text-properties fo:font-size="11pt" style:font-size-asian="11pt" style:font-size-complex="11pt"/>
    </style:style>
    <style:style style:name="P30" style:family="paragraph" style:parent-style-name="Standard" style:list-style-name="L2">
      <style:text-properties fo:color="#000000" style:font-name="Bitstream Vera Sans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1" style:family="paragraph" style:parent-style-name="Standard" style:list-style-name="L2">
      <style:text-properties fo:color="#000000" style:text-line-through-style="none" fo:language="nl" fo:country="NL" fo:font-weight="normal" fo:background-color="transparent" style:language-asian="nl" style:country-asian="NL" style:font-weight-asian="normal" style:font-weight-complex="normal"/>
    </style:style>
    <style:style style:name="P32" style:family="paragraph" style:parent-style-name="Standard" style:list-style-name="L2">
      <style:text-properties fo:color="#000000" style:text-line-through-style="none" style:font-name="Ubuntu4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33" style:family="paragraph" style:parent-style-name="Standard" style:list-style-name="L2">
      <style:text-properties fo:color="#000000" style:font-name="Ubuntu4" fo:font-size="11pt" fo:font-style="normal" style:font-size-asian="11pt" style:font-style-asian="normal" style:font-size-complex="11pt" style:font-style-complex="normal"/>
    </style:style>
    <style:style style:name="P34" style:family="paragraph" style:parent-style-name="Standard" style:list-style-name="L2">
      <style:text-properties fo:color="#000000" style:font-name="Ubuntu4" fo:font-size="11pt" fo:language="nl" fo:country="NL" fo:font-style="normal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35" style:family="paragraph" style:parent-style-name="Standard" style:list-style-name="L3">
      <style:paragraph-properties fo:text-align="center" style:justify-single-word="false"/>
      <style:text-properties fo:color="#000000" style:font-name="Ubuntu4" fo:font-size="11pt" fo:font-weight="normal" style:font-size-asian="11pt" style:font-weight-asian="normal" style:font-size-complex="11pt" style:font-weight-complex="normal"/>
    </style:style>
    <style:style style:name="P36" style:family="paragraph" style:parent-style-name="Standard" style:list-style-name="L2">
      <style:text-properties fo:font-style="normal" style:font-style-asian="normal" style:font-style-complex="normal"/>
    </style:style>
    <style:style style:name="P37" style:family="paragraph" style:parent-style-name="Standard" style:list-style-name="L3">
      <style:text-properties style:font-name="Bitstream Vera Sans" fo:font-size="10pt" fo:language="nl" fo:country="NL" fo:background-color="transparent" style:font-size-asian="10pt" style:language-asian="nl" style:country-asian="NL" style:font-name-complex="Bitstream Vera Sans" style:font-size-complex="10pt"/>
    </style:style>
    <style:style style:name="P38" style:family="paragraph" style:parent-style-name="Standard" style:list-style-name="L3">
      <style:paragraph-properties fo:text-align="center" style:justify-single-word="false"/>
      <style:text-properties style:font-name="Ubuntu4" fo:font-size="11pt" style:font-size-asian="11pt" style:font-size-complex="11pt"/>
    </style:style>
    <style:style style:name="P39" style:family="paragraph" style:parent-style-name="Footnote">
      <style:text-properties officeooo:rsid="001cc0d3" officeooo:paragraph-rsid="001cc0d3"/>
    </style:style>
    <style:style style:name="T1" style:family="text">
      <style:text-properties style:font-name="Ubuntu4" fo:font-size="11pt" style:font-size-asian="11pt" style:font-size-complex="11pt"/>
    </style:style>
    <style:style style:name="T2" style:family="text">
      <style:text-properties style:font-name="Ubuntu4" fo:font-size="11pt" fo:language="nl" fo:country="NL" fo:font-weight="normal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3" style:family="text">
      <style:text-properties style:font-name="Ubuntu4" fo:font-size="11pt" fo:font-weight="normal" style:font-size-asian="11pt" style:font-weight-asian="normal" style:font-size-complex="11pt" style:font-weight-complex="normal"/>
    </style:style>
    <style:style style:name="T4" style:family="text">
      <style:text-properties style:font-name="Ubuntu4" fo:font-size="11pt" style:font-name-asian="Times New Roman" style:font-size-asian="11pt" style:font-size-complex="11pt" style:language-complex="ar" style:country-complex="SA"/>
    </style:style>
    <style:style style:name="T5" style:family="text">
      <style:text-properties style:font-name="Ubuntu4" fo:font-size="11pt" fo:font-style="normal" style:text-underline-style="none" style:font-size-asian="11pt" style:font-style-asian="normal" style:font-name-complex="Bitstream Vera Sans" style:font-size-complex="11pt" style:font-style-complex="normal"/>
    </style:style>
    <style:style style:name="T6" style:family="text">
      <style:text-properties style:font-name="Ubuntu4" fo:font-size="11pt" fo:font-style="normal" style:text-underline-style="none" fo:font-weight="normal" style:font-size-asian="11pt" style:font-style-asian="normal" style:font-weight-asian="normal" style:font-name-complex="Bitstream Vera Sans" style:font-size-complex="11pt" style:font-style-complex="normal" style:font-weight-complex="normal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color="#000000" style:text-line-through-style="none" style:font-name="Ubuntu4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" style:family="text">
      <style:text-properties fo:color="#000000" style:text-line-through-style="none" style:font-name="Ubuntu4" fo:font-size="10pt" fo:language="nl" fo:country="NL" fo:font-style="normal" style:text-underline-style="none" fo:background-color="transparent" style:font-size-asian="10pt" style:language-asian="nl" style:country-asian="NL" style:font-style-asian="normal" style:font-name-complex="Bitstream Vera Sans" style:font-size-complex="10pt" style:font-style-complex="normal"/>
    </style:style>
    <style:style style:name="T10" style:family="text">
      <style:text-properties fo:color="#000000" style:text-line-through-style="none" style:font-name="Ubuntu4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1" style:family="text">
      <style:text-properties fo:color="#000000" style:text-line-through-style="none" style:font-name="Ubuntu4" fo:font-size="11pt" fo:language="nl" fo:country="NL" fo:font-style="normal" style:text-underline-style="none" fo:font-weight="normal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2" style:family="text">
      <style:text-properties fo:color="#000000" style:text-line-through-style="none" style:font-name="Ubuntu4" fo:font-size="11pt" fo:language="nl" fo:country="NL" fo:font-style="normal" style:text-underline-style="none" fo:font-weight="bold" fo:background-color="transparent" style:font-size-asian="11pt" style:language-asian="nl" style:country-asian="NL" style:font-style-asian="normal" style:font-weight-asian="bold" style:font-name-complex="Bitstream Vera Sans" style:font-size-complex="11pt" style:font-style-complex="normal" style:font-weight-complex="bold"/>
    </style:style>
    <style:style style:name="T13" style:family="text">
      <style:text-properties fo:color="#000000" style:text-line-through-style="none" style:font-name="Ubuntu4" fo:font-size="11pt" fo:language="nl" fo:country="NL" fo:font-style="normal" style:text-underline-style="none" fo:background-color="transparent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14" style:family="text">
      <style:text-properties fo:color="#000000" style:text-line-through-style="none" style:font-name="Ubuntu4" fo:font-size="11pt" fo:language="nl" fo:country="NL" fo:font-style="normal" style:text-underline-style="none" fo:background-color="transparent" style:font-size-asian="11pt" style:language-asian="nl" style:country-asian="NL" style:font-style-asian="normal" style:font-name-complex="Bitstream Vera Sans" style:font-size-complex="11pt" style:font-style-complex="normal"/>
    </style:style>
    <style:style style:name="T15" style:family="text">
      <style:text-properties fo:color="#000000" style:text-line-through-style="none" style:font-name="Ubuntu4" fo:font-size="11pt" fo:language="nl" fo:country="NL" fo:font-style="normal" fo:font-weight="normal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6" style:family="text">
      <style:text-properties fo:color="#000000" style:text-line-through-style="none" style:font-name="Ubuntu4" fo:font-size="11pt" style:text-underline-style="none" style:font-size-asian="11pt" style:font-size-complex="11pt"/>
    </style:style>
    <style:style style:name="T17" style:family="text">
      <style:text-properties fo:color="#000000" style:text-line-through-style="none" fo:language="nl" fo:country="NL" fo:font-style="normal" style:text-underline-style="none" fo:background-color="transparent" style:font-size-asian="10pt" style:language-asian="nl" style:country-asian="NL" style:font-style-asian="normal" style:font-name-complex="Bitstream Vera Sans" style:font-size-complex="10pt" style:font-style-complex="normal"/>
    </style:style>
    <style:style style:name="T18" style:family="text">
      <style:text-properties fo:color="#000000" style:text-line-through-style="none" fo:language="nl" fo:country="NL" fo:font-style="normal" style:text-underline-style="none" fo:background-color="transparent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19" style:family="text">
      <style:text-properties fo:color="#000000" style:text-line-through-style="none" fo:language="nl" fo:country="NL" fo:font-style="normal" fo:font-weight="normal" style:font-size-asian="11pt" style:language-asian="nl" style:country-asian="NL" style:font-style-asian="normal" style:font-weight-asian="normal" style:font-size-complex="11pt" style:font-style-complex="normal" style:font-weight-complex="normal"/>
    </style:style>
    <style:style style:name="T20" style:family="text">
      <style:text-properties fo:color="#000000" style:text-line-through-style="none" style:font-name="Bitstream Vera Sans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style:text-line-through-style="none" style:font-name="Bitstream Vera Sans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22" style:family="text">
      <style:text-properties fo:color="#000000" style:text-line-through-style="none" fo:font-size="10pt" fo:language="nl" fo:country="NL" fo:font-style="normal" fo:font-weight="normal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3" style:family="text">
      <style:text-properties fo:color="#000000" style:text-line-through-style="none" fo:font-size="10pt" fo:language="nl" fo:country="NL" fo:font-style="normal" style:text-underline-style="none" fo:background-color="transparent" style:font-size-asian="10pt" style:language-asian="nl" style:country-asian="NL" style:font-style-asian="normal" style:font-name-complex="Bitstream Vera Sans" style:font-size-complex="10pt" style:font-style-complex="normal"/>
    </style:style>
    <style:style style:name="T24" style:family="text">
      <style:text-properties fo:color="#000000" style:text-line-through-style="none" fo:font-size="11pt" fo:language="nl" fo:country="NL" fo:font-style="normal" style:text-underline-style="none" fo:background-color="transparent" style:font-size-asian="11pt" style:language-asian="nl" style:country-asian="NL" style:font-style-asian="normal" style:font-name-complex="Bitstream Vera Sans" style:font-size-complex="11pt" style:font-style-complex="normal"/>
    </style:style>
    <style:style style:name="T25" style:family="text">
      <style:text-properties fo:color="#000000" style:text-line-through-style="none" fo:font-size="11pt" fo:language="nl" fo:country="NL" fo:font-style="normal" style:text-underline-style="none" fo:background-color="transparent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26" style:family="text">
      <style:text-properties fo:color="#000000" style:text-line-through-style="none" fo:font-size="11pt" fo:language="nl" fo:country="NL" fo:font-style="normal" fo:font-weight="normal" style:font-size-asian="11pt" style:language-asian="nl" style:country-asian="NL" style:font-style-asian="normal" style:font-weight-asian="normal" style:font-size-complex="11pt" style:font-style-complex="normal" style:font-weight-complex="normal"/>
    </style:style>
    <style:style style:name="T27" style:family="text">
      <style:text-properties fo:color="#000000" style:text-line-through-style="none" fo:font-size="11pt" fo:language="nl" fo:country="NL" fo:font-weight="normal" fo:background-color="transparent" style:font-name-asian="DejaVu Sans1" style:font-size-asian="11pt" style:language-asian="nl" style:country-asian="NL" style:font-weight-asian="normal" style:font-name-complex="Bitstream Vera Sans" style:font-size-complex="11pt" style:font-weight-complex="normal"/>
    </style:style>
    <style:style style:name="T28" style:family="text">
      <style:text-properties fo:color="#000000" style:font-name="Ubuntu4" fo:font-size="11pt" fo:language="nl" fo:country="NL" fo:font-weight="normal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29" style:family="text">
      <style:text-properties fo:color="#000000" style:font-name="Ubuntu4" fo:font-size="11pt" fo:language="nl" fo:country="NL" fo:font-weight="normal" officeooo:rsid="001073ca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30" style:family="text">
      <style:text-properties fo:color="#000000" style:font-name="Ubuntu4" fo:font-size="11pt" fo:language="nl" fo:country="NL" fo:font-weight="normal" officeooo:rsid="007b35f5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31" style:family="text">
      <style:text-properties fo:color="#000000" style:font-name="Ubuntu4" fo:font-size="11pt" fo:language="nl" fo:country="NL" fo:font-weight="normal" officeooo:rsid="00141f73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32" style:family="text">
      <style:text-properties fo:color="#000000" style:font-name="Ubuntu4" fo:font-size="11pt" fo:language="nl" fo:country="NL" fo:font-weight="normal" officeooo:rsid="001703ed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33" style:family="text">
      <style:text-properties fo:color="#000000" style:font-name="Ubuntu4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34" style:family="text">
      <style:text-properties fo:color="#000000" style:font-name="Ubuntu4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35" style:family="text">
      <style:text-properties fo:color="#000000" style:font-name="Ubuntu4" fo:font-size="11pt" fo:language="nl" fo:country="NL" fo:font-style="normal" style:text-underline-style="none" fo:background-color="transparent" style:font-size-asian="11pt" style:language-asian="nl" style:country-asian="NL" style:font-style-asian="normal" style:font-name-complex="Bitstream Vera Sans" style:font-size-complex="11pt" style:font-style-complex="normal"/>
    </style:style>
    <style:style style:name="T36" style:family="text">
      <style:text-properties fo:color="#000000" style:font-name="Ubuntu4" fo:font-size="11pt" fo:language="nl" fo:country="NL" fo:font-style="normal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37" style:family="text">
      <style:text-properties fo:color="#000000" style:font-name="Ubuntu4" fo:font-size="11pt" fo:language="nl" fo:country="NL" fo:background-color="transparent" style:font-size-asian="11pt" style:language-asian="nl" style:country-asian="NL" style:font-name-complex="Bitstream Vera Sans" style:font-size-complex="11pt"/>
    </style:style>
    <style:style style:name="T38" style:family="text">
      <style:text-properties fo:color="#000000" style:font-name="Ubuntu4" fo:font-size="11pt" fo:language="nl" fo:country="NL" style:text-underline-style="none" fo:font-weight="normal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39" style:family="text">
      <style:text-properties fo:color="#000000" style:font-name="Ubuntu4" fo:font-size="11pt" fo:font-weight="normal" style:font-size-asian="11pt" style:font-weight-asian="normal" style:font-size-complex="11pt" style:font-weight-complex="normal"/>
    </style:style>
    <style:style style:name="T40" style:family="text">
      <style:text-properties fo:color="#000000" style:font-name="Ubuntu4" fo:font-size="11pt" style:text-underline-style="none" fo:font-weight="normal" style:font-size-asian="11pt" style:font-weight-asian="normal" style:font-size-complex="11pt" style:font-weight-complex="normal"/>
    </style:style>
    <style:style style:name="T41" style:family="text">
      <style:text-properties fo:color="#000000" style:font-name="Ubuntu4" fo:font-size="11pt" style:font-size-asian="11pt" style:font-size-complex="11pt"/>
    </style:style>
    <style:style style:name="T42" style:family="text">
      <style:text-properties fo:color="#000000" style:font-name="Ubuntu4" fo:font-size="11pt" fo:font-style="normal" style:font-size-asian="11pt" style:font-style-asian="normal" style:font-size-complex="11pt" style:font-style-complex="normal"/>
    </style:style>
    <style:style style:name="T43" style:family="text">
      <style:text-properties fo:color="#000000" fo:language="nl" fo:country="NL" fo:font-style="normal" fo:font-weight="normal" style:font-size-asian="11pt" style:language-asian="nl" style:country-asian="NL" style:font-style-asian="normal" style:font-weight-asian="normal" style:font-size-complex="11pt" style:font-style-complex="normal" style:font-weight-complex="normal"/>
    </style:style>
    <style:style style:name="T44" style:family="text">
      <style:text-properties fo:color="#000000" fo:language="nl" fo:country="NL" fo:font-weight="normal" fo:background-color="transparent" style:language-asian="nl" style:country-asian="NL" style:font-weight-asian="normal" style:font-name-complex="Bitstream Vera Sans" style:font-weight-complex="normal"/>
    </style:style>
    <style:style style:name="T45" style:family="text">
      <style:text-properties fo:color="#000000" fo:font-style="normal" style:font-size-asian="11pt" style:font-style-asian="normal" style:font-size-complex="11pt" style:font-style-complex="normal"/>
    </style:style>
    <style:style style:name="T46" style:family="text">
      <style:text-properties fo:color="#000000" fo:font-size="11pt" fo:language="nl" fo:country="NL" fo:font-weight="normal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47" style:family="text">
      <style:text-properties fo:color="#000000" fo:font-size="11pt" fo:language="nl" fo:country="NL" fo:font-weight="normal" style:font-size-asian="11pt" style:language-asian="nl" style:country-asian="NL" style:font-weight-asian="normal" style:font-size-complex="11pt" style:font-weight-complex="normal"/>
    </style:style>
    <style:style style:name="T48" style:family="text">
      <style:text-properties fo:color="#000000" fo:font-size="11pt" fo:language="nl" fo:country="NL" fo:font-style="normal" style:text-underline-style="none" fo:background-color="transparent" style:font-size-asian="11pt" style:language-asian="nl" style:country-asian="NL" style:font-style-asian="normal" style:font-name-complex="Bitstream Vera Sans" style:font-size-complex="11pt" style:font-style-complex="normal"/>
    </style:style>
    <style:style style:name="T49" style:family="text">
      <style:text-properties fo:color="#000000" fo:font-size="11pt" style:text-underline-style="none" style:font-size-asian="11pt" style:font-size-complex="11pt"/>
    </style:style>
    <style:style style:name="T50" style:family="text">
      <style:text-properties fo:color="#000000" fo:font-size="11pt" style:font-size-asian="11pt" style:font-size-complex="11pt"/>
    </style:style>
    <style:style style:name="T51" style:family="text">
      <style:text-properties fo:color="#000000" style:font-size-asian="11pt" style:font-size-complex="11pt"/>
    </style:style>
    <style:style style:name="T52" style:family="text">
      <style:text-properties fo:color="#000000" fo:font-weight="normal" style:font-weight-asian="normal" style:font-weight-complex="normal"/>
    </style:style>
    <style:style style:name="T53" style:family="text">
      <style:text-properties style:text-line-through-style="none" style:font-name="Ubuntu4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4" style:family="text">
      <style:text-properties style:text-line-through-style="none" style:font-name="Ubuntu4" fo:font-size="11pt" style:text-underline-style="none" fo:font-weight="normal" style:font-size-asian="11pt" style:font-weight-asian="normal" style:font-size-complex="11pt" style:font-weight-complex="normal"/>
    </style:style>
    <style:style style:name="T55" style:family="text">
      <style:text-properties style:text-line-through-style="none" style:font-name="Ubuntu4" fo:font-size="11pt" style:text-underline-style="none" fo:font-weight="normal" style:font-name-asian="DejaVu Sans1" style:font-size-asian="11pt" style:font-weight-asian="normal" style:font-size-complex="11pt" style:font-weight-complex="normal"/>
    </style:style>
    <style:style style:name="T56" style:family="text">
      <style:text-properties style:text-line-through-style="none" style:font-name="Ubuntu4" fo:font-size="11pt" style:text-underline-style="none" style:font-size-asian="11pt" style:font-size-complex="11pt"/>
    </style:style>
    <style:style style:name="T57" style:family="text">
      <style:text-properties style:text-line-through-style="none" style:font-name="Ubuntu4" fo:font-size="11pt" fo:font-style="normal" style:text-underline-style="none" style:font-size-asian="11pt" style:font-style-asian="normal" style:font-size-complex="11pt" style:font-style-complex="normal"/>
    </style:style>
    <style:style style:name="T58" style:family="text">
      <style:text-properties style:text-line-through-style="none" style:font-name="Ubuntu4" fo:font-size="11pt" fo:font-style="normal" style:text-underline-style="none" style:font-name-asian="DejaVu Sans1" style:font-size-asian="11pt" style:font-style-asian="normal" style:font-size-complex="11pt" style:font-style-complex="normal"/>
    </style:style>
    <style:style style:name="T59" style:family="text">
      <style:text-properties style:text-line-through-style="none" style:font-name="Ubuntu4" fo:font-size="11pt" fo:font-style="normal" style:font-name-asian="DejaVu Sans1" style:font-size-asian="11pt" style:font-style-asian="normal" style:font-size-complex="11pt" style:font-style-complex="normal"/>
    </style:style>
    <style:style style:name="T60" style:family="text">
      <style:text-properties style:text-line-through-style="none" style:font-name="Ubuntu4" fo:font-size="11pt" fo:font-style="normal" style:font-name-asian="Times New Roman" style:font-size-asian="11pt" style:font-style-asian="normal" style:font-size-complex="11pt" style:language-complex="ar" style:country-complex="SA" style:font-style-complex="normal"/>
    </style:style>
    <style:style style:name="T61" style:family="text">
      <style:text-properties style:text-line-through-style="none" style:font-name="Ubuntu4" fo:font-size="11pt" style:font-name-asian="Times New Roman" style:font-size-asian="11pt" style:font-size-complex="11pt" style:language-complex="ar" style:country-complex="SA"/>
    </style:style>
    <style:style style:name="T62" style:family="text">
      <style:text-properties style:text-line-through-style="none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3" style:family="text">
      <style:text-properties style:text-line-through-style="none" style:font-name="Bitstream Vera Sans" fo:font-size="11pt" style:text-underline-style="none" fo:font-weight="normal" style:font-size-asian="11pt" style:font-weight-asian="normal" style:font-size-complex="11pt" style:font-weight-complex="normal"/>
    </style:style>
    <style:style style:name="T64" style:family="text">
      <style:text-properties style:text-line-through-style="none" fo:font-size="11pt" style:text-underline-style="none" style:font-size-asian="11pt" style:font-size-complex="11pt"/>
    </style:style>
    <style:style style:name="T65" style:family="text">
      <style:text-properties style:text-line-through-style="none" fo:font-size="11pt" style:text-underline-style="none" fo:font-weight="normal" style:font-size-asian="11pt" style:font-weight-asian="normal" style:font-size-complex="11pt" style:font-weight-complex="normal"/>
    </style:style>
    <style:style style:name="T66" style:family="text">
      <style:text-properties style:text-line-through-style="none" fo:font-size="11pt" style:text-underline-style="none" style:font-name-asian="DejaVu Sans1" style:font-size-asian="11pt" style:font-size-complex="11pt"/>
    </style:style>
    <style:style style:name="T67" style:family="text">
      <style:text-properties style:text-line-through-style="none" fo:font-size="11pt" style:font-size-asian="11pt" style:font-size-complex="11pt"/>
    </style:style>
    <style:style style:name="T68" style:family="text">
      <style:text-properties style:text-line-through-style="none" fo:font-size="11pt" style:font-name-asian="DejaVu Sans1" style:font-size-asian="11pt" style:font-size-complex="11pt"/>
    </style:style>
    <style:style style:name="T69" style:family="text">
      <style:text-properties style:text-line-through-style="none" fo:font-size="11pt" style:font-name-asian="Times New Roman" style:font-size-asian="11pt" style:font-size-complex="11pt" style:language-complex="ar" style:country-complex="SA"/>
    </style:style>
    <style:style style:name="T70" style:family="text">
      <style:text-properties style:text-line-through-style="none" fo:font-size="11pt" fo:font-style="normal" style:font-name-asian="DejaVu Sans1" style:font-size-asian="11pt" style:font-style-asian="normal" style:font-size-complex="11pt" style:font-style-complex="normal"/>
    </style:style>
    <style:style style:name="T71" style:family="text">
      <style:text-properties fo:color="#808080" style:font-name="Ubuntu4" fo:font-size="11pt" fo:language="nl" fo:country="NL" fo:font-weight="normal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72" style:family="text">
      <style:text-properties fo:color="#808080" fo:font-size="11pt" style:font-size-asian="11pt" style:font-size-complex="11pt"/>
    </style:style>
    <style:style style:name="T73" style:family="text">
      <style:text-properties fo:color="#666666" style:font-name="Ubuntu4" fo:font-size="11pt" fo:language="nl" fo:country="NL" fo:font-weight="bold" fo:background-color="transparent" style:font-size-asian="11pt" style:language-asian="nl" style:country-asian="NL" style:font-weight-asian="bold" style:font-name-complex="Bitstream Vera Sans" style:font-size-complex="11pt" style:font-weight-complex="bold"/>
    </style:style>
    <style:style style:name="T74" style:family="text">
      <style:text-properties fo:color="#666666" style:font-name="Ubuntu4" fo:font-size="11pt" fo:font-weight="bold" style:font-size-asian="11pt" style:font-weight-asian="bold" style:font-size-complex="11pt" style:font-weight-complex="bold"/>
    </style:style>
    <style:style style:name="T75" style:family="text">
      <style:text-properties fo:color="#666666" style:text-line-through-style="none" style:font-name="Ubuntu4" fo:font-size="11pt" fo:language="nl" fo:country="NL" fo:font-style="normal" style:text-underline-style="none" fo:font-weight="bold" fo:background-color="transparent" style:font-size-asian="11pt" style:language-asian="nl" style:country-asian="NL" style:font-style-asian="normal" style:font-weight-asian="bold" style:font-name-complex="Bitstream Vera Sans" style:font-size-complex="11pt" style:font-style-complex="normal" style:font-weight-complex="bold"/>
    </style:style>
    <style:style style:name="T76" style:family="text">
      <style:text-properties fo:font-size="11pt" style:font-size-asian="11pt" style:font-size-complex="11pt"/>
    </style:style>
    <style:style style:name="T77" style:family="text">
      <style:text-properties fo:font-size="11pt" style:font-size-asian="11pt" style:font-style-asian="normal" style:font-name-complex="Bitstream Vera Sans" style:font-size-complex="11pt" style:font-style-complex="normal"/>
    </style:style>
    <style:style style:name="T78" style:family="text">
      <style:text-properties fo:font-size="11pt" style:font-size-asian="11pt" style:font-name-complex="Bitstream Vera Sans" style:font-size-complex="11pt"/>
    </style:style>
    <style:style style:name="T79" style:family="text">
      <style:text-properties fo:font-size="11pt" style:font-size-asian="11pt" style:font-weight-asian="normal" style:font-size-complex="11pt" style:font-weight-complex="normal"/>
    </style:style>
    <style:style style:name="T80" style:family="text">
      <style:text-properties fo:font-size="11pt" fo:language="nl" fo:country="NL" style:font-size-asian="11pt" style:language-asian="nl" style:country-asian="NL" style:font-weight-asian="normal" style:font-name-complex="Bitstream Vera Sans" style:font-size-complex="11pt" style:font-weight-complex="normal"/>
    </style:style>
    <style:style style:name="T81" style:family="text">
      <style:text-properties fo:font-size="11pt" fo:language="nl" fo:country="NL" officeooo:rsid="00150620" style:font-size-asian="11pt" style:language-asian="nl" style:country-asian="NL" style:font-weight-asian="normal" style:font-name-complex="Bitstream Vera Sans" style:font-size-complex="11pt" style:font-weight-complex="normal"/>
    </style:style>
    <style:style style:name="T82" style:family="text">
      <style:text-properties fo:font-size="11pt" fo:language="nl" fo:country="NL" fo:font-weight="normal" style:font-size-asian="11pt" style:language-asian="nl" style:country-asian="NL" style:font-weight-asian="normal" style:font-name-complex="Bitstream Vera Sans" style:font-size-complex="11pt" style:font-weight-complex="normal"/>
    </style:style>
    <style:style style:name="T83" style:family="text">
      <style:text-properties fo:font-size="11pt" fo:language="nl" fo:country="N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84" style:family="text">
      <style:text-properties fo:font-size="11pt" fo:language="nl" fo:country="NL" fo:background-color="transparent" style:font-size-asian="11pt" style:language-asian="nl" style:country-asian="NL" style:font-name-complex="Bitstream Vera Sans" style:font-size-complex="11pt"/>
    </style:style>
    <style:style style:name="T85" style:family="text">
      <style:text-properties fo:font-size="11pt" fo:font-weight="normal" style:font-size-asian="11pt" style:font-weight-asian="normal" style:font-size-complex="11pt" style:font-weight-complex="normal"/>
    </style:style>
    <style:style style:name="T86" style:family="text">
      <style:text-properties fo:font-size="11pt" style:font-name-asian="DejaVu Sans1" style:font-size-asian="11pt" style:font-size-complex="11pt"/>
    </style:style>
    <style:style style:name="T87" style:family="text">
      <style:text-properties style:font-size-asian="11pt" style:font-size-complex="11pt"/>
    </style:style>
    <style:style style:name="T88" style:family="text">
      <style:text-properties fo:font-style="normal" style:font-size-asian="11pt" style:font-style-asian="normal" style:font-size-complex="11pt" style:font-style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25cm" text:min-label-width="1.251cm"/>
      </text:list-level-style-number>
      <text:list-level-style-number text:level="3" text:style-name="Numbering_20_Symbols" style:num-suffix="." style:num-format="1">
        <style:list-level-properties text:space-before="1.27cm" text:min-label-width="0.635cm"/>
      </text:list-level-style-number>
      <text:list-level-style-number text:level="4" text:style-name="Numbering_20_Symbols" style:num-suffix="." style:num-format="1">
        <style:list-level-properties text:space-before="1.905cm" text:min-label-width="0.635cm"/>
      </text:list-level-style-number>
      <text:list-level-style-number text:level="5" text:style-name="Numbering_20_Symbols" style:num-suffix="." style:num-format="1">
        <style:list-level-properties text:space-before="2.54cm" text:min-label-width="0.635cm"/>
      </text:list-level-style-number>
      <text:list-level-style-number text:level="6" text:style-name="Numbering_20_Symbols" style:num-suffix="." style:num-format="1">
        <style:list-level-properties text:space-before="3.175cm" text:min-label-width="0.635cm"/>
      </text:list-level-style-number>
      <text:list-level-style-number text:level="7" text:style-name="Numbering_20_Symbols" style:num-suffix="." style:num-format="1">
        <style:list-level-properties text:space-before="3.81cm" text:min-label-width="0.635cm"/>
      </text:list-level-style-number>
      <text:list-level-style-number text:level="8" text:style-name="Numbering_20_Symbols" style:num-suffix="." style:num-format="1">
        <style:list-level-properties text:space-before="4.445cm" text:min-label-width="0.635cm"/>
      </text:list-level-style-number>
      <text:list-level-style-number text:level="9" text:style-name="Numbering_20_Symbols" style:num-suffix="." style:num-format="1">
        <style:list-level-properties text:space-before="5.08cm" text:min-label-width="0.635cm"/>
      </text:list-level-style-number>
      <text:list-level-style-number text:level="10" text:style-name="Numbering_20_Symbols" style:num-suffix="." style:num-format="1">
        <style:list-level-properties text:space-before="5.715cm" text:min-label-width="0.635cm"/>
      </text:list-level-style-number>
    </text:list-style>
    <text:list-style style:name="L2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prefix="  ☐  " style:num-suffix="." style:num-format="1" text:display-levels="2">
        <style:list-level-properties text:space-before="0.251cm" text:min-label-width="1.7cm"/>
      </text:list-level-style-number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prefix=" " style:num-suffix=" " style:num-format="1">
        <style:list-level-properties/>
      </text:list-level-style-number>
      <text:list-level-style-number text:level="2" text:style-name="Numbering_20_Symbols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Strong_20_Emphasis"><text:span text:style-name="T73">NOTE</text:span></text:span><text:span text:style-name="Strong_20_Emphasis"><text:span text:style-name="T28"><text:tab/><text:tab/></text:span></text:span><text:span text:style-name="Strong_20_Emphasis"><text:span text:style-name="T30">C</text:span></text:span><text:span text:style-name="Strong_20_Emphasis"><text:span text:style-name="T28">hecklist voor </text:span></text:span><text:span text:style-name="Strong_20_Emphasis"><text:span text:style-name="T30">het</text:span></text:span><text:span text:style-name="Strong_20_Emphasis"><text:span text:style-name="T28"> install</text:span></text:span><text:span text:style-name="Strong_20_Emphasis"><text:span text:style-name="T30">eren</text:span></text:span><text:span text:style-name="Strong_20_Emphasis"><text:span text:style-name="T28"> van </text:span></text:span><text:reference-mark-start text:name="Versie"/><text:span text:style-name="Strong_20_Emphasis"><text:span text:style-name="T28">Xubuntu 12.04 LTS</text:span></text:span><text:reference-mark-end text:name="Versie"/><text:span text:style-name="Strong_20_Emphasis"><text:span text:style-name="T28"><text:note text:id="ftn1" text:note-class="footnote"><text:note-citation>1</text:note-citation><text:note-body><text:p text:style-name="P39">Codenaam: Precise Pangolin<text:line-break/>LTS = Long Term Support; Lange Termijn Ondersteuning, wordt vanaf uitgave vijf jaar ondersteund.</text:p></text:note-body></text:note></text:span></text:span><text:span text:style-name="Strong_20_Emphasis"><text:span text:style-name="T28"> </text:span></text:span><text:reference-mark-start text:name="Editie"/><text:span text:style-name="Strong_20_Emphasis"><text:span text:style-name="T29">desktop</text:span></text:span><text:reference-mark-end text:name="Editie"/><text:span text:style-name="Strong_20_Emphasis"><text:span text:style-name="T29"> </text:span></text:span><text:reference-mark-start text:name="Bitbreedtes"/><text:span text:style-name="Strong_20_Emphasis"><text:span text:style-name="T31">64-bit of 32-bit</text:span></text:span><text:reference-mark-end text:name="Bitbreedtes"/><text:span text:style-name="Strong_20_Emphasis"><text:span text:style-name="T31">.</text:span></text:span></text:p>
      <text:p text:style-name="P8"><text:span text:style-name="Strong_20_Emphasis"><text:span text:style-name="T28"><text:tab/><text:tab/><text:tab/><text:tab/></text:span></text:span><text:span text:style-name="T28">Gebruik naast deze </text:span><text:span text:style-name="Emphasis"><text:span text:style-name="T46">algemene</text:span></text:span><text:span text:style-name="T28"> checklist de </text:span><text:span text:style-name="Strong_20_Emphasis"><text:span text:style-name="T33">eventuele </text:span></text:span><text:span text:style-name="Emphasis"><text:span text:style-name="T46">specifieke</text:span></text:span><text:span text:style-name="T28"> checklist,<text:line-break/><text:tab/><text:tab/><text:tab/><text:tab/>Checklist </text:span><text:span text:style-name="T29">i</text:span><text:span text:style-name="T28">nstall</text:span><text:span text:style-name="T29">atie</text:span><text:span text:style-name="T28"> </text:span><text:span text:style-name="T28"><text:reference-ref text:reference-format="text" text:ref-name="Versie">Xubuntu 12.04 LTS</text:reference-ref></text:span><text:span text:style-name="T28"> </text:span><text:span text:style-name="T28"><text:reference-ref text:reference-format="text" text:ref-name="Editie">desktop</text:reference-ref></text:span><text:span text:style-name="T29"> PC</text:span><text:span text:style-name="T31">&lt;</text:span><text:span text:style-name="T29">nn</text:span><text:span text:style-name="T32">&gt;</text:span><text:span text:style-name="T28">.</text:span></text:p>
      <text:p text:style-name="P7"><text:span text:style-name="Strong_20_Emphasis"><text:span text:style-name="T10"/></text:span></text:p>
      <text:p text:style-name="P7"><text:span text:style-name="Strong_20_Emphasis"><text:span text:style-name="T75">TIP</text:span></text:span><text:span text:style-name="T12"> <text:s/><text:tab/><text:tab/><text:tab/></text:span><text:span text:style-name="T10">Kijk op</text:span><text:span text:style-name="T28"> </text:span><text:a xlink:type="simple" xlink:href="http://karelzimmer.nl/"><text:span text:style-name="Internet_20_link"><text:span text:style-name="T2">karelzimmer.nl</text:span></text:span></text:a><text:span text:style-name="T28"> voor voor downloads, checklists, en scripts.</text:span></text:p>
      <text:p text:style-name="P7"><text:span text:style-name="Strong_20_Emphasis"><text:span text:style-name="T28"/></text:span></text:p>
      <text:p text:style-name="P7"><text:span text:style-name="Strong_20_Emphasis"><text:span text:style-name="T28"/></text:span></text:p>
      <text:p text:style-name="P7"><text:span text:style-name="Definition"><text:span text:style-name="T80">&lt;Bootmenu-toets&gt;</text:span></text:span><text:span text:style-name="T28"><text:tab/><text:tab/><text:tab/></text:span><text:span text:style-name="T71">….....................................<text:tab/></text:span><text:span text:style-name="T28">(toets om opstartmedium te kiezen, bijv. </text:span><text:span text:style-name="T37">Esc)</text:span></text:p>
      <text:p text:style-name="P9"><text:span text:style-name="Definition"><text:span text:style-name="T80">&lt;Setup-toets&gt;</text:span></text:span><text:span text:style-name="T28"><text:tab/><text:tab/><text:tab/><text:tab/><text:tab/></text:span><text:span text:style-name="T71">….....................................<text:tab/></text:span><text:span text:style-name="T28">(toets om het in het BIOS te komen, bijv. </text:span><text:span text:style-name="T37">F10)</text:span></text:p>
      <text:p text:style-name="P9"><text:span text:style-name="Definition"><text:span text:style-name="T81">&lt;</text:span></text:span><text:span text:style-name="Definition"><text:span text:style-name="T80">Gebruiker</text:span></text:span><text:span text:style-name="Definition"><text:span text:style-name="T81">&gt;</text:span></text:span><text:span text:style-name="Definition"><text:span text:style-name="T82"><text:tab/><text:tab/><text:tab/><text:tab/><text:tab/></text:span></text:span><text:span text:style-name="Definition"><text:span text:style-name="T71">….....................................<text:tab/></text:span></text:span><text:span text:style-name="T28">(volledige naam van de gebruiker, bijv. </text:span><text:span text:style-name="User_20_Entry"><text:span text:style-name="T47">Jan Hek</text:span></text:span><text:span text:style-name="T28">)</text:span></text:p>
      <text:p text:style-name="P9"><text:span text:style-name="Definition"><text:span text:style-name="T80">&lt;Gebruikersnaam&gt;</text:span></text:span><text:span text:style-name="T28"><text:tab/><text:tab/><text:tab/></text:span><text:span text:style-name="T71">….....................................<text:tab/></text:span><text:span text:style-name="T28">(korte naam van de gebruiker, bijvoorbeeld </text:span><text:span text:style-name="User_20_Entry"><text:span text:style-name="T47">jan</text:span></text:span><text:span text:style-name="T28">)</text:span></text:p>
      <text:p text:style-name="P9"><text:span text:style-name="Definition"><text:span text:style-name="T80">&lt;Computernaam&gt;</text:span></text:span><text:span text:style-name="T28"><text:tab/><text:tab/><text:tab/></text:span><text:span text:style-name="T71">.........................................<text:tab/></text:span><text:span text:style-name="T28">(naam van de computer, moet uniek zijn)</text:span></text:p>
      <text:p text:style-name="P5"><text:span text:style-name="Definition"><text:span text:style-name="T76">&lt;Gebruikersafbeelding&gt;<text:tab/></text:span></text:span><text:span text:style-name="T72">.........................................<text:tab/></text:span><text:span text:style-name="T76">(afbeelding naast de gebruiker)</text:span></text:p>
      <text:p text:style-name="P3"/>
      <text:p text:style-name="P3"/>
      <text:list xml:id="list2664816979056254382" text:style-name="L1">
        <text:list-item>
          <text:p text:style-name="P12">Installatie voorbereiden.</text:p>
        </text:list-item>
      </text:list>
      <text:list xml:id="list4210429893616006107" text:style-name="L2">
        <text:list-item>
          <text:list>
            <text:list-header>
              <text:p text:style-name="P28"><text:span text:style-name="Strong_20_Emphasis"><text:span text:style-name="T34"/></text:span></text:p>
            </text:list-header>
            <text:list-item>
              <text:p text:style-name="P28"><text:span text:style-name="T76">Aanmelden als </text:span><text:span text:style-name="Definition"><text:span text:style-name="T76">&lt;Gebruiker&gt;</text:span></text:span><text:span text:style-name="T76">.</text:span></text:p>
              <text:p text:style-name="P29"/>
            </text:list-item>
            <text:list-item>
              <text:p text:style-name="P28"><text:span text:style-name="T76">Controleer de eventuele </text:span><text:span text:style-name="Emphasis"><text:span text:style-name="T76">specifieke</text:span></text:span><text:span text:style-name="T76"> checklist voor deze computer.</text:span></text:p>
              <text:p text:style-name="P23"><text:span text:style-name="Strong_20_Emphasis"><text:span text:style-name="T39"/></text:span></text:p>
            </text:list-item>
            <text:list-item>
              <text:p text:style-name="P24"><text:span text:style-name="Strong_20_Emphasis"><text:span text:style-name="T40">Voer de backup uit via de dok (onderaan scherm) of </text:span></text:span><text:span text:style-name="Strong_20_Emphasis"><text:span text:style-name="T49">menu</text:span></text:span><text:span text:style-name="Strong_20_Emphasis"><text:span text:style-name="T40"> &gt; </text:span></text:span><text:span text:style-name="Strong_20_Emphasis"><text:span text:style-name="T49">Hulpmiddelen</text:span></text:span><text:span text:style-name="Strong_20_Emphasis"><text:span text:style-name="T40"> &gt; </text:span></text:span><text:span text:style-name="Strong_20_Emphasis"><text:span text:style-name="T49">Terminalvenster<text:line-break/></text:span></text:span><text:span text:style-name="User_20_Entry"><text:span text:style-name="T51">$ cd /tmp;wget karelzimmer.nl/gs;bash gs<text:line-break/>$ sudo ./backup.sh</text:span></text:span><text:span text:style-name="User_20_Entry"><text:span text:style-name="T41"><text:line-break/></text:span></text:span><text:span text:style-name="T41">Volg de aanwijzingen van het backupscript.</text:span></text:p>
              <text:p text:style-name="P13"/>
              <text:p text:style-name="P13"/>
            </text:list-item>
          </text:list>
        </text:list-item>
        <text:list-item>
          <text:p text:style-name="P13">Besturingssysteem installeren.</text:p>
          <text:list>
            <text:list-header>
              <text:p text:style-name="P24"><text:span text:style-name="Strong_20_Emphasis"><text:span text:style-name="T40"/></text:span></text:p>
            </text:list-header>
            <text:list-item>
              <text:p text:style-name="P24"><text:span text:style-name="T41">Controleer de eventuele </text:span><text:span text:style-name="Emphasis"><text:span text:style-name="T50">specifieke</text:span></text:span><text:span text:style-name="T41"> checklist voor deze computer.</text:span></text:p>
              <text:p text:style-name="P13"/>
            </text:list-item>
            <text:list-item>
              <text:p text:style-name="P28"><text:span text:style-name="T41">Start de computer op vanaf </text:span><text:span text:style-name="T41"><text:reference-ref text:reference-format="text" text:ref-name="Versie">Xubuntu 12.04 LTS</text:reference-ref></text:span><text:span text:style-name="T16"> </text:span><text:span text:style-name="T16"><text:reference-ref text:reference-format="text" text:ref-name="Editie">desktop</text:reference-ref></text:span><text:span text:style-name="T16"> </text:span><text:span text:style-name="T16"><text:reference-ref text:reference-format="text" text:ref-name="Bitbreedtes">64-bit of 32-bit</text:reference-ref></text:span><text:span text:style-name="Strong_20_Emphasis"><text:span text:style-name="T85"><text:note text:id="ftn2" text:note-class="footnote"><text:note-citation>2</text:note-citation><text:note-body><text:p text:style-name="Footnote"><text:span text:style-name="Strong_20_Emphasis"><text:span text:style-name="T8">Controleer </text:span></text:span><text:span text:style-name="Strong_20_Emphasis"><text:span text:style-name="T8"><text:reference-ref text:reference-format="text" text:ref-name="Bitbreedtes">64-bit of 32-bit</text:reference-ref></text:span></text:span><text:span text:style-name="Strong_20_Emphasis"><text:span text:style-name="T8"> hardware via:<text:line-break/>– Ubuntu:<text:tab/>Terminalvenster: </text:span></text:span><text:span text:style-name="User_20_Entry"><text:span text:style-name="T22">$ grep -wc lm /proc/cpuinfo<text:line-break/><text:tab/><text:tab/><text:tab/><text:tab/></text:span></text:span><text:span text:style-name="Strong_20_Emphasis"><text:span text:style-name="T8">Uitkomst: </text:span></text:span><text:span text:style-name="User_20_Entry"><text:span text:style-name="T22">0</text:span></text:span><text:span text:style-name="Strong_20_Emphasis"><text:span text:style-name="T20"> </text:span></text:span><text:span text:style-name="Strong_20_Emphasis"><text:span text:style-name="T8">= </text:span></text:span><text:span text:style-name="Strong_20_Emphasis"><text:span text:style-name="T23">32-bit</text:span></text:span><text:span text:style-name="Strong_20_Emphasis"><text:span text:style-name="T8">, </text:span></text:span><text:span text:style-name="User_20_Entry"><text:span text:style-name="T22">1</text:span></text:span><text:span text:style-name="Strong_20_Emphasis"><text:span text:style-name="T8"> = </text:span></text:span><text:span text:style-name="Strong_20_Emphasis"><text:span text:style-name="T23">64-bit</text:span></text:span><text:span text:style-name="Strong_20_Emphasis"><text:span text:style-name="T8"> single-core, </text:span></text:span><text:span text:style-name="User_20_Entry"><text:span text:style-name="T22">2</text:span></text:span><text:span text:style-name="Strong_20_Emphasis"><text:span text:style-name="T8"> = </text:span></text:span><text:span text:style-name="Strong_20_Emphasis"><text:span text:style-name="T23">64-bit</text:span></text:span><text:span text:style-name="Strong_20_Emphasis"><text:span text:style-name="T8"> dual-core, etc.<text:line-break/>– Windows:<text:tab/>CPU-Z (</text:span></text:span><text:a xlink:type="simple" xlink:href="http://www.cpuid.com/"><text:span text:style-name="Internet_20_link"><text:span text:style-name="T62">http://www.cpuid.com/</text:span></text:span></text:a><text:span text:style-name="Strong_20_Emphasis"><text:span text:style-name="T8">)<text:line-break/>Of probeer eerst een 64-bit CD of USB-stick, als geen 64-bit hardware dan mislukt het opstarten.</text:span></text:span></text:p></text:note-body></text:note></text:span></text:span><text:span text:style-name="T16"> Live</text:span><text:span text:style-name="T16"><text:note text:id="ftn3" text:note-class="footnote"><text:note-citation>3</text:note-citation><text:note-body><text:p text:style-name="Footnote">Een Live CD of USB-stick betekent dat u kunt opstarten vanaf de CD of USB-stick en u met Ubuntu kunt werken zonder deze te installeren.</text:p></text:note-body></text:note></text:span><text:span text:style-name="T16"> CD of USB-stick</text:span><text:span text:style-name="T16"><text:note text:id="ftn4" text:note-class="footnote"><text:note-citation>4</text:note-citation><text:note-body><text:p text:style-name="Footnote"><text:span text:style-name="Strong_20_Emphasis"><text:span text:style-name="T8">Maak een opstartbare USB-stick aan via:<text:line-break/>– Xubuntu: <text:tab/>Via </text:span></text:span><text:span text:style-name="Strong_20_Emphasis"><text:span text:style-name="T17">menu</text:span></text:span><text:span text:style-name="Strong_20_Emphasis"><text:span text:style-name="T8"> &gt; </text:span></text:span><text:span text:style-name="Strong_20_Emphasis"><text:span text:style-name="T17">Systeem</text:span></text:span><text:span text:style-name="Strong_20_Emphasis"><text:span text:style-name="T8"> &gt; </text:span></text:span><text:span text:style-name="Strong_20_Emphasis"><text:span text:style-name="T9">Opstartschijf aanmaken<text:line-break/></text:span></text:span><text:span text:style-name="Strong_20_Emphasis"><text:span text:style-name="T8">– Windows:<text:tab/>Universal USB Installer (</text:span></text:span><text:a xlink:type="simple" xlink:href="http://www.pendrivelinux.com/"><text:span text:style-name="Internet_20_link"><text:span text:style-name="T53">http://www.pendrivelinux.com/</text:span></text:span></text:a><text:span text:style-name="Strong_20_Emphasis"><text:span text:style-name="T8">)<text:line-break/>Gebruik als “invoer” een </text:span></text:span><text:span text:style-name="Strong_20_Emphasis"><text:span text:style-name="T8"><text:reference-ref text:reference-format="text" text:ref-name="Versie">Xubuntu 12.04 LTS</text:reference-ref></text:span></text:span><text:span text:style-name="Strong_20_Emphasis"><text:span text:style-name="T8"> </text:span></text:span><text:span text:style-name="Strong_20_Emphasis"><text:span text:style-name="T8"><text:reference-ref text:reference-format="text" text:ref-name="Editie">desktop</text:reference-ref></text:span></text:span><text:span text:style-name="Strong_20_Emphasis"><text:span text:style-name="T8"> </text:span></text:span><text:span text:style-name="Strong_20_Emphasis"><text:span text:style-name="T8"><text:reference-ref text:reference-format="text" text:ref-name="Bitbreedtes">64-bit of 32-bit</text:reference-ref></text:span></text:span><text:span text:style-name="Strong_20_Emphasis"><text:span text:style-name="T8"> .iso-beeldbestand of CD, en als “uitvoer” een USB-stick van minimaal 1 GB.</text:span></text:span></text:p></text:note-body></text:note></text:span><text:span text:style-name="T16">.<text:line-break/>Bootmenu via </text:span><text:span text:style-name="Definition"><text:span text:style-name="T76">&lt;Bootmenu-toets&gt;</text:span></text:span><text:span text:style-name="T41"> (Setup via </text:span><text:span text:style-name="Definition"><text:span text:style-name="T76">&lt;Setup-toets&gt;</text:span></text:span><text:span text:style-name="T41">).</text:span></text:p>
            </text:list-item>
          </text:list>
          <text:p text:style-name="P26"><text:span text:style-name="Strong_20_Emphasis"><text:span text:style-name="T54">2. Besturingssysteem installeren (vervolg).</text:span></text:span></text:p>
          <text:p text:style-name="P17"><text:span text:style-name="Strong_20_Emphasis"><text:span text:style-name="T54"/></text:span></text:p>
          <text:list text:continue-numbering="true">
            <text:list-item>
              <text:p text:style-name="P18"><text:span text:style-name="Emphasis"><text:span text:style-name="T67">Indien mogelijk</text:span></text:span><text:span text:style-name="Strong_20_Emphasis"><text:span text:style-name="T54"> <text:tab/>Maak verbinding met het draadloze netwerk.<text:line-break/></text:span></text:span><text:span text:style-name="Emphasis"><text:span text:style-name="T64">Indien nodig</text:span></text:span><text:span text:style-name="Strong_20_Emphasis"><text:span text:style-name="T54"> <text:tab/><text:tab/>Sluit de computer bedraad aan op het netwerk.</text:span></text:span></text:p>
            </text:list-item>
            <text:list-item>
              <text:p text:style-name="P18"><text:span text:style-name="Strong_20_Emphasis"><text:span text:style-name="T54">Kies </text:span></text:span><text:span text:style-name="Strong_20_Emphasis"><text:span text:style-name="T56">Nederlands</text:span></text:span><text:span text:style-name="Strong_20_Emphasis"><text:span text:style-name="T54"> en daarna </text:span></text:span><text:span text:style-name="Strong_20_Emphasis"><text:span text:style-name="T56">Xubuntu installeren</text:span></text:span><text:span text:style-name="Strong_20_Emphasis"><text:span text:style-name="T54">.</text:span></text:span></text:p>
            </text:list-item>
            <text:list-item>
              <text:p text:style-name="P17"><text:span text:style-name="Strong_20_Emphasis"><text:span text:style-name="T54">Klik op </text:span></text:span><text:span text:style-name="Strong_20_Emphasis"><text:span text:style-name="T64">Verder</text:span></text:span><text:span text:style-name="Strong_20_Emphasis"><text:span text:style-name="T54">. </text:span></text:span></text:p>
            </text:list-item>
            <text:list-item>
              <text:p text:style-name="P28"><text:span text:style-name="Strong_20_Emphasis"><text:span text:style-name="T10">Vink aan </text:span></text:span><text:span text:style-name="Strong_20_Emphasis"><text:span text:style-name="T24">Updates downloaden tijdens het installeren</text:span></text:span><text:span text:style-name="T24"> en </text:span><text:span text:style-name="T21">klik op </text:span><text:span text:style-name="Strong_20_Emphasis"><text:span text:style-name="T24">Verder</text:span></text:span><text:span text:style-name="Strong_20_Emphasis"><text:span text:style-name="T10">.</text:span></text:span></text:p>
            </text:list-item>
            <text:list-item>
              <text:p text:style-name="P17"><text:span text:style-name="Strong_20_Emphasis"><text:span text:style-name="T63">Kies </text:span></text:span><text:span text:style-name="Strong_20_Emphasis"><text:span text:style-name="T64">… verwijderen en opnieuw installeren</text:span></text:span><text:span text:style-name="Strong_20_Emphasis"><text:span text:style-name="T63"> of </text:span></text:span><text:span text:style-name="Strong_20_Emphasis"><text:span text:style-name="T64">Upgrade …</text:span></text:span><text:span text:style-name="Strong_20_Emphasis"><text:span text:style-name="T65"> </text:span></text:span><text:span text:style-name="Strong_20_Emphasis"><text:span text:style-name="T63">en klik op </text:span></text:span><text:span text:style-name="Strong_20_Emphasis"><text:span text:style-name="T64">Nu installeren</text:span></text:span><text:span text:style-name="Strong_20_Emphasis"><text:span text:style-name="T63">.</text:span></text:span></text:p>
              <text:p text:style-name="P17"><text:span text:style-name="Strong_20_Emphasis"><text:span text:style-name="T54">Klik tweemaal op </text:span></text:span><text:span text:style-name="Strong_20_Emphasis"><text:span text:style-name="T56">Verder</text:span></text:span><text:span text:style-name="Strong_20_Emphasis"><text:span text:style-name="T54">.</text:span></text:span></text:p>
            </text:list-item>
            <text:list-item>
              <text:p text:style-name="P17"><text:span text:style-name="Strong_20_Emphasis"><text:span text:style-name="T56">Naam</text:span></text:span><text:span text:style-name="Strong_20_Emphasis"><text:span text:style-name="T54"> </text:span></text:span><text:span text:style-name="Definition"><text:span text:style-name="T76">&lt;Gebruiker&gt; </text:span></text:span><text:span text:style-name="Strong_20_Emphasis"><text:span text:style-name="T54">en </text:span></text:span><text:span text:style-name="Strong_20_Emphasis"><text:span text:style-name="T56">Computernaam</text:span></text:span><text:span text:style-name="Strong_20_Emphasis"><text:span text:style-name="T54"> </text:span></text:span><text:span text:style-name="Definition"><text:span text:style-name="T76">&lt;Computernaam&gt;</text:span></text:span><text:span text:style-name="Strong_20_Emphasis"><text:span text:style-name="T54">. <text:line-break/>Pas eventueel </text:span></text:span><text:span text:style-name="Definition"><text:span text:style-name="T76">&lt;Gebruikersnaam&gt;</text:span></text:span><text:span text:style-name="Strong_20_Emphasis"><text:span text:style-name="T54"> aan.<text:line-break/>Geef tweemaal een </text:span></text:span><text:span text:style-name="Strong_20_Emphasis"><text:span text:style-name="T64">wachtwoord</text:span></text:span><text:span text:style-name="Strong_20_Emphasis"><text:span text:style-name="T54">.<text:line-break/>Zorg dat </text:span></text:span><text:span text:style-name="Strong_20_Emphasis"><text:span text:style-name="T56">Mijn wachtwoord vragen om aan te melden</text:span></text:span><text:span text:style-name="Strong_20_Emphasis"><text:span text:style-name="T54"> gekozen is.<text:line-break/></text:span></text:span><text:span text:style-name="Emphasis"><text:span text:style-name="T67">Indien gewenst (laptop) <text:tab/></text:span></text:span><text:span text:style-name="Strong_20_Emphasis"><text:span text:style-name="T54">V</text:span></text:span><text:span text:style-name="Strong_20_Emphasis"><text:span text:style-name="T55">ink aan </text:span></text:span><text:span text:style-name="Strong_20_Emphasis"><text:span text:style-name="T66">Mijn persoonlijke map versleutelen</text:span></text:span><text:span text:style-name="Strong_20_Emphasis"><text:span text:style-name="T55">.</text:span></text:span><text:span text:style-name="Strong_20_Emphasis"><text:span text:style-name="T54"><text:line-break/>Klik op </text:span></text:span><text:span text:style-name="Strong_20_Emphasis"><text:span text:style-name="T56">Verder</text:span></text:span><text:span text:style-name="Strong_20_Emphasis"><text:span text:style-name="T54">.</text:span></text:span></text:p>
            </text:list-item>
            <text:list-item>
              <text:p text:style-name="P17"><text:span text:style-name="Emphasis"><text:span text:style-name="T67">Indien mogelijk (camera)</text:span></text:span><text:span text:style-name="Strong_20_Emphasis"><text:span text:style-name="T54"> <text:tab/>Maak een foto of kies een </text:span></text:span><text:span text:style-name="Definition"><text:span text:style-name="T76">&lt;Gebruikersafbeelding&gt;</text:span></text:span><text:span text:style-name="Strong_20_Emphasis"><text:span text:style-name="T54">, en klik op </text:span></text:span><text:span text:style-name="Strong_20_Emphasis"><text:span text:style-name="T64">Verder</text:span></text:span><text:span text:style-name="Strong_20_Emphasis"><text:span text:style-name="T54">.</text:span></text:span></text:p>
              <text:p text:style-name="P17"><text:span text:style-name="Strong_20_Emphasis"><text:span text:style-name="T54"/></text:span></text:p>
            </text:list-item>
            <text:list-item>
              <text:p text:style-name="P17"><text:span text:style-name="Strong_20_Emphasis"><text:span text:style-name="T54">Klik op </text:span></text:span><text:span text:style-name="Strong_20_Emphasis"><text:span text:style-name="T56">Nu herstarten</text:span></text:span><text:span text:style-name="Strong_20_Emphasis"><text:span text:style-name="T54">.</text:span></text:span></text:p>
            </text:list-item>
            <text:list-item>
              <text:p text:style-name="P17"><text:span text:style-name="Strong_20_Emphasis"><text:span text:style-name="T54">Verwijder installatiemedium (CD of USB-stick).</text:span></text:span></text:p>
            </text:list-item>
          </text:list>
        </text:list-item>
      </text:list>
      <text:p text:style-name="P6"><text:span text:style-name="Emphasis"><text:span text:style-name="T57"/></text:span></text:p>
      <text:list xml:id="list131206711" text:continue-numbering="true" text:style-name="L2">
        <text:list-item>
          <text:list>
            <text:list-item>
              <text:p text:style-name="P28"><text:span text:style-name="T1">Aanmelden als </text:span><text:span text:style-name="Definition"><text:span text:style-name="T76">&lt;Gebruiker&gt;</text:span></text:span><text:span text:style-name="T1">.</text:span></text:p>
              <text:p text:style-name="P14"/>
            </text:list-item>
            <text:list-item>
              <text:p text:style-name="P19"><text:span text:style-name="T1">Controleer op extra stuurprogramma's via </text:span><text:span text:style-name="Strong_20_Emphasis"><text:span text:style-name="T76">menu</text:span></text:span><text:span text:style-name="T1"> &gt; </text:span><text:span text:style-name="Strong_20_Emphasis"><text:span text:style-name="T76">Instellingen</text:span></text:span><text:span text:style-name="T1"> &gt; <text:line-break/></text:span><text:span text:style-name="Strong_20_Emphasis"><text:span text:style-name="T76">Extra stuur-programma's</text:span></text:span><text:span text:style-name="T1">.<text:line-break/>Selecteer eventuele stuurprogramma(s) en klik op </text:span><text:span text:style-name="Strong_20_Emphasis"><text:span text:style-name="T1">Inschakelen</text:span></text:span><text:span text:style-name="T1">. Klik op </text:span><text:span text:style-name="Strong_20_Emphasis"><text:span text:style-name="T1">Sluiten</text:span></text:span><text:span text:style-name="T1">.</text:span></text:p>
            </text:list-item>
            <text:list-item>
              <text:p text:style-name="P19"><text:span text:style-name="Emphasis"><text:span text:style-name="T68">Indien nodig/mogelijk<text:tab/></text:span></text:span><text:span text:style-name="Emphasis"><text:span text:style-name="T59">Maak verbinding met het draadloze netwerk.<text:line-break/></text:span></text:span><text:span text:style-name="Emphasis"><text:span text:style-name="T68">Indien nodig<text:tab/><text:tab/><text:tab/><text:tab/></text:span></text:span><text:span text:style-name="Emphasis"><text:span text:style-name="T59">Verwijder de netwerkkabel.</text:span></text:span></text:p>
              <text:p text:style-name="P25"><text:span text:style-name="Emphasis"><text:span text:style-name="T15"/></text:span></text:p>
            </text:list-item>
            <text:list-item>
              <text:p text:style-name="P25"><text:span text:style-name="T34">Open </text:span><text:span text:style-name="Strong_20_Emphasis"><text:span text:style-name="T48">Updatebeheer</text:span></text:span><text:span text:style-name="T34"> </text:span><text:span text:style-name="Strong_20_Emphasis"><text:span text:style-name="T10">(bovenin in het paneel) of </text:span></text:span><text:span text:style-name="Emphasis"><text:span text:style-name="T11">via </text:span></text:span><text:span text:style-name="Strong_20_Emphasis"><text:span text:style-name="T25">menu</text:span></text:span><text:span text:style-name="Emphasis"><text:span text:style-name="T11"> &gt; </text:span></text:span><text:span text:style-name="Strong_20_Emphasis"><text:span text:style-name="T25">Systeem</text:span></text:span><text:span text:style-name="Emphasis"><text:span text:style-name="T11"> &gt; </text:span></text:span><text:span text:style-name="Strong_20_Emphasis"><text:span text:style-name="T25">Updatebeheer</text:span></text:span><text:span text:style-name="Emphasis"><text:span text:style-name="T11">.</text:span></text:span><text:span text:style-name="T34"> <text:line-break/>Klik op </text:span><text:span text:style-name="Strong_20_Emphasis"><text:span text:style-name="T48">Updates installeren</text:span></text:span><text:span text:style-name="T34">. Klik op </text:span><text:span text:style-name="Strong_20_Emphasis"><text:span text:style-name="T48">Sluiten</text:span></text:span><text:span text:style-name="T34">.</text:span></text:p>
            </text:list-item>
            <text:list-item>
              <text:p text:style-name="P16"><text:span text:style-name="Emphasis"><text:span text:style-name="T66">Indien nodig<text:tab/></text:span></text:span><text:span text:style-name="Emphasis"><text:span text:style-name="T58">Herstart de computer.<text:line-break/><text:tab/><text:tab/><text:tab/><text:tab/><text:tab/><text:tab/>Aanmelden als </text:span></text:span><text:span text:style-name="Definition"><text:span text:style-name="T86">&lt;Gebruiker&gt;</text:span></text:span><text:span text:style-name="Emphasis"><text:span text:style-name="T58">.</text:span></text:span></text:p>
              <text:p text:style-name="P19"><text:span text:style-name="Emphasis"><text:span text:style-name="T68"/></text:span></text:p>
            </text:list-item>
            <text:list-item>
              <text:p text:style-name="P25"><text:span text:style-name="Emphasis"><text:span text:style-name="T27">Indien gewenst<text:tab/></text:span></text:span><text:span text:style-name="Emphasis"><text:span text:style-name="T11">Voeg beheerder toe via </text:span></text:span><text:span text:style-name="Strong_20_Emphasis"><text:span text:style-name="T25">menu</text:span></text:span><text:span text:style-name="Emphasis"><text:span text:style-name="T11"> &gt; </text:span></text:span><text:span text:style-name="Strong_20_Emphasis"><text:span text:style-name="T25">Systeem</text:span></text:span><text:span text:style-name="Emphasis"><text:span text:style-name="T11"> &gt; <text:line-break/></text:span></text:span><text:span text:style-name="Strong_20_Emphasis"><text:span text:style-name="T25">Gebruikers en groepen</text:span></text:span><text:span text:style-name="Emphasis"><text:span text:style-name="T11">.<text:line-break/>Klik op </text:span></text:span><text:span text:style-name="Strong_20_Emphasis"><text:span text:style-name="T25">Toevoegen</text:span></text:span><text:span text:style-name="Emphasis"><text:span text:style-name="T11">. Kies bij </text:span></text:span><text:span text:style-name="Strong_20_Emphasis"><text:span text:style-name="T25">Naam</text:span></text:span><text:span text:style-name="Emphasis"><text:span text:style-name="T11"> voor </text:span></text:span><text:span text:style-name="User_20_Entry"><text:span text:style-name="T26">Beheerder</text:span></text:span><text:span text:style-name="Emphasis"><text:span text:style-name="T11"> en klik op </text:span></text:span><text:span text:style-name="Strong_20_Emphasis"><text:span text:style-name="T13">OK</text:span></text:span><text:span text:style-name="Emphasis"><text:span text:style-name="T11">. <text:line-break/>Selecteer links </text:span></text:span><text:span text:style-name="Strong_20_Emphasis"><text:span text:style-name="T25">Beheerder</text:span></text:span><text:span text:style-name="Emphasis"><text:span text:style-name="T11"> en klik achter </text:span></text:span><text:span text:style-name="Strong_20_Emphasis"><text:span text:style-name="T25">Account type</text:span></text:span><text:span text:style-name="Emphasis"><text:span text:style-name="T11"> op </text:span></text:span><text:span text:style-name="Strong_20_Emphasis"><text:span text:style-name="T25">Change</text:span></text:span><text:span text:style-name="Emphasis"><text:span text:style-name="T11">.<text:line-break/>Kies </text:span></text:span><text:span text:style-name="Strong_20_Emphasis"><text:span text:style-name="T25">Administrator</text:span></text:span><text:span text:style-name="Emphasis"><text:span text:style-name="T11"> en klik op </text:span></text:span><text:span text:style-name="Strong_20_Emphasis"><text:span text:style-name="T25">OK</text:span></text:span><text:span text:style-name="Emphasis"><text:span text:style-name="T11">. Klik op </text:span></text:span><text:span text:style-name="Strong_20_Emphasis"><text:span text:style-name="T25">Sluiten</text:span></text:span><text:span text:style-name="Emphasis"><text:span text:style-name="T11">.</text:span></text:span></text:p>
            </text:list-item>
          </text:list>
        </text:list-item>
        <text:list-item>
          <text:p text:style-name="P27">Hardware installeren.</text:p>
          <text:list>
            <text:list-header>
              <text:p text:style-name="P19"><text:span text:style-name="Strong_20_Emphasis"><text:span text:style-name="T3"/></text:span></text:p>
            </text:list-header>
            <text:list-item>
              <text:p text:style-name="P25"><text:span text:style-name="T34">Aanmelden als </text:span><text:span text:style-name="Definition"><text:span text:style-name="T83">&lt;Gebruiker&gt;</text:span></text:span><text:span text:style-name="T34">.</text:span></text:p>
              <text:p text:style-name="P14"/>
            </text:list-item>
            <text:list-item>
              <text:p text:style-name="P25"><text:span text:style-name="T34">Controleer de eventuele </text:span><text:span text:style-name="Emphasis"><text:span text:style-name="T46">specifieke</text:span></text:span><text:span text:style-name="T34"> checklist voor deze computer.</text:span></text:p>
              <text:p text:style-name="P25"><text:span text:style-name="Strong_20_Emphasis"><text:span text:style-name="T34"/></text:span></text:p>
            </text:list-item>
            <text:list-item>
              <text:p text:style-name="P25"><text:span text:style-name="Emphasis"><text:span text:style-name="T27">Indien van toepassing <text:tab/></text:span></text:span><text:span text:style-name="T34">Sluit de printer aan en zet deze aan.<text:line-break/></text:span><text:span text:style-name="T41">Venster </text:span><text:span text:style-name="Strong_20_Emphasis"><text:span text:style-name="T41">Afdrukbeheer</text:span></text:span><text:span text:style-name="T41"> opent of via </text:span><text:span text:style-name="Strong_20_Emphasis"><text:span text:style-name="T50">m</text:span></text:span><text:span text:style-name="Strong_20_Emphasis"><text:span text:style-name="T24">enu</text:span></text:span><text:span text:style-name="Emphasis"><text:span text:style-name="T10"> &gt; </text:span></text:span><text:span text:style-name="Strong_20_Emphasis"><text:span text:style-name="T24">Systeem</text:span></text:span><text:span text:style-name="Emphasis"><text:span text:style-name="T10"> &gt; </text:span></text:span><text:span text:style-name="Strong_20_Emphasis"><text:span text:style-name="T14">Afdrukbeheer</text:span></text:span><text:span text:style-name="T10">.<text:line-break/></text:span><text:span text:style-name="T34">Klik op </text:span><text:span text:style-name="Strong_20_Emphasis"><text:span text:style-name="T48">Toevoegen</text:span></text:span><text:span text:style-name="T34">, kies </text:span><text:span text:style-name="Strong_20_Emphasis"><text:span text:style-name="T48">Merk</text:span></text:span><text:span text:style-name="T34"> en </text:span><text:span text:style-name="Strong_20_Emphasis"><text:span text:style-name="T48">Model</text:span></text:span><text:span text:style-name="T34">.<text:line-break/>Klik op </text:span><text:span text:style-name="Strong_20_Emphasis"><text:span text:style-name="T35">Toepassen</text:span></text:span><text:span text:style-name="T34">. Klik bij </text:span><text:span text:style-name="Strong_20_Emphasis"><text:span text:style-name="T35">Wilt u een testpagina afdrukken?</text:span></text:span><text:span text:style-name="T34"> op </text:span><text:span text:style-name="Strong_20_Emphasis"><text:span text:style-name="T35">Annuleren</text:span></text:span><text:span text:style-name="T34">.</text:span></text:p>
              <text:p text:style-name="P19"><text:span text:style-name="T1">Ga naar </text:span><text:span text:style-name="Strong_20_Emphasis"><text:span text:style-name="T1">Server</text:span></text:span><text:span text:style-name="T1"> &gt; </text:span><text:span text:style-name="Strong_20_Emphasis"><text:span text:style-name="T1">Instellingen</text:span></text:span><text:span text:style-name="T1">, vin</text:span><text:span text:style-name="T4">k aan <text:line-break/></text:span><text:span text:style-name="Strong_20_Emphasis"><text:span text:style-name="T4">Gedeelde printers verbonden met dit systeem publiceren</text:span></text:span><text:span text:style-name="T4">, en klik op </text:span><text:span text:style-name="Strong_20_Emphasis"><text:span text:style-name="T4">OK</text:span></text:span><text:span text:style-name="T4">.</text:span></text:p>
              <text:p text:style-name="P19"><text:span text:style-name="T4">Klik rechts op de printer en selecteer </text:span><text:span text:style-name="Strong_20_Emphasis"><text:span text:style-name="T4">Eigenschappen</text:span></text:span><text:span text:style-name="T4">. <text:line-break/>Klik links op </text:span><text:span text:style-name="Strong_20_Emphasis"><text:span text:style-name="T4">Beleidsregels</text:span></text:span><text:span text:style-name="T4"> en zorg dat alle drie opties </text:span><text:span text:style-name="Strong_20_Emphasis"><text:span text:style-name="T4">Aangezet</text:span></text:span><text:span text:style-name="T4">, </text:span><text:span text:style-name="Strong_20_Emphasis"><text:span text:style-name="T4">Accepteert taken</text:span></text:span><text:span text:style-name="T4">, en </text:span><text:span text:style-name="Strong_20_Emphasis"><text:span text:style-name="T4">Gedeeld</text:span></text:span><text:span text:style-name="T4"> zijn aangevinkt (i.v.m. printen van Windows naar Ubuntu). <text:line-break/>Klik op </text:span><text:span text:style-name="Strong_20_Emphasis"><text:span text:style-name="T4">Annuleren</text:span></text:span><text:span text:style-name="T4"> respecievelijk</text:span><text:span text:style-name="Strong_20_Emphasis"><text:span text:style-name="T4"> OK</text:span></text:span><text:span text:style-name="T4">. Sluit </text:span><text:span text:style-name="Strong_20_Emphasis"><text:span text:style-name="T61">Afdrukbeheer – localhost</text:span></text:span><text:span text:style-name="T61"> af.</text:span></text:p>
              <text:p text:style-name="P19"><text:span text:style-name="Emphasis"><text:span text:style-name="T4">Op een eventuele andere PC: </text:span></text:span><text:span text:style-name="T4">Open</text:span><text:span text:style-name="Emphasis"><text:span text:style-name="T60"> </text:span></text:span><text:span text:style-name="Strong_20_Emphasis"><text:span text:style-name="T69">Printers</text:span></text:span><text:span text:style-name="T61"> </text:span><text:span text:style-name="T4">en ga naar </text:span><text:span text:style-name="Strong_20_Emphasis"><text:span text:style-name="T4">Server</text:span></text:span><text:span text:style-name="T4"> &gt; </text:span><text:span text:style-name="Strong_20_Emphasis"><text:span text:style-name="T4">Instellingen. <text:line-break/></text:span></text:span><text:span text:style-name="T4">Vink aan </text:span><text:span text:style-name="Strong_20_Emphasis"><text:span text:style-name="T4">Door andere systemen gedeelde printers tonen</text:span></text:span><text:span text:style-name="T4"> en klik op </text:span><text:span text:style-name="Strong_20_Emphasis"><text:span text:style-name="T4">OK</text:span></text:span><text:span text:style-name="T4">. <text:line-break/></text:span><text:span text:style-name="T61">Sluit </text:span><text:span text:style-name="Strong_20_Emphasis"><text:span text:style-name="T61">Afdrukbeheer – localhost</text:span></text:span><text:span text:style-name="T61"> af.</text:span></text:p>
              <text:p text:style-name="P20"/>
              <text:p text:style-name="P20"/>
            </text:list-item>
          </text:list>
        </text:list-item>
        <text:list-item>
          <text:p text:style-name="P14">Software installeren.</text:p>
          <text:list>
            <text:list-header>
              <text:p text:style-name="P14"/>
            </text:list-header>
            <text:list-item>
              <text:p text:style-name="P19"><text:span text:style-name="T1">Aanmelden als </text:span><text:span text:style-name="Definition"><text:span text:style-name="T76">&lt;Gebruiker&gt;</text:span></text:span><text:span text:style-name="T1">.</text:span></text:p>
              <text:p text:style-name="P14"/>
            </text:list-item>
            <text:list-item>
              <text:p text:style-name="P19"><text:span text:style-name="T1">Controleer de eventuele </text:span><text:span text:style-name="Emphasis"><text:span text:style-name="T76">specifieke</text:span></text:span><text:span text:style-name="T1"> checklist voor deze computer.</text:span></text:p>
              <text:p text:style-name="P23"><text:span text:style-name="Strong_20_Emphasis"><text:span text:style-name="T39"/></text:span></text:p>
            </text:list-item>
            <text:list-item>
              <text:p text:style-name="P25"><text:span text:style-name="Strong_20_Emphasis"><text:span text:style-name="T34">Voer de installatie uit via </text:span></text:span><text:span text:style-name="Strong_20_Emphasis"><text:span text:style-name="T48">Terminalvenster<text:line-break/></text:span></text:span><text:span text:style-name="User_20_Entry"><text:span text:style-name="T43">$ cd /tmp;wget karelzimmer.nl/gs;bash gs<text:line-break/></text:span></text:span><text:span text:style-name="User_20_Entry"><text:span text:style-name="T51">$ sudo ./install.sh</text:span></text:span><text:span text:style-name="User_20_Entry"><text:span text:style-name="T41"><text:line-break/></text:span></text:span><text:span text:style-name="User_20_Entry"><text:span text:style-name="T34">Volg de aanwijzingen van het installatiescript.</text:span></text:span></text:p>
              <text:p text:style-name="P25"><text:span text:style-name="User_20_Entry"><text:span text:style-name="T34"/></text:span></text:p>
            </text:list-item>
            <text:list-item>
              <text:p text:style-name="P25"><text:span text:style-name="User_20_Entry"><text:span text:style-name="T34">Controleer op volledigheid van de taalondersteuning via </text:span></text:span><text:span text:style-name="Strong_20_Emphasis"><text:span text:style-name="T48">menu</text:span></text:span><text:span text:style-name="User_20_Entry"><text:span text:style-name="T34"> &gt; </text:span></text:span><text:span text:style-name="Strong_20_Emphasis"><text:span text:style-name="T48">Instellingen</text:span></text:span><text:span text:style-name="User_20_Entry"><text:span text:style-name="T34"> &gt; </text:span></text:span><text:span text:style-name="Strong_20_Emphasis"><text:span text:style-name="T48">Taalondersteuning</text:span></text:span><text:span text:style-name="User_20_Entry"><text:span text:style-name="T34">.</text:span></text:span></text:p>
              <text:p text:style-name="P25"><text:span text:style-name="User_20_Entry"><text:span text:style-name="T34"/></text:span></text:p>
              <text:p text:style-name="P25"><text:span text:style-name="User_20_Entry"><text:span text:style-name="T34"/></text:span></text:p>
            </text:list-item>
          </text:list>
        </text:list-item>
      </text:list>
      <text:p text:style-name="P4"/>
      <text:list xml:id="list1234662435" text:continue-numbering="true" text:style-name="L2">
        <text:list-item>
          <text:p text:style-name="P27">Gebruiker inrichten.</text:p>
          <text:list>
            <text:list-header>
              <text:p text:style-name="P21"/>
            </text:list-header>
            <text:list-item>
              <text:p text:style-name="P22"><text:span text:style-name="T5">Aanmelden als </text:span><text:span text:style-name="Definition"><text:span text:style-name="T77">&lt;Gebruiker&gt;</text:span></text:span><text:span text:style-name="T5">.</text:span></text:p>
              <text:p text:style-name="P14"/>
            </text:list-item>
            <text:list-item>
              <text:p text:style-name="P22"><text:span text:style-name="T5">Controleer de eventuele </text:span><text:span text:style-name="Emphasis"><text:span text:style-name="T78">specifieke</text:span></text:span><text:span text:style-name="T5"> checklist voor deze computer.</text:span></text:p>
              <text:p text:style-name="P30"><text:span text:style-name="Emphasis"><text:span text:style-name="T76"/></text:span></text:p>
            </text:list-item>
            <text:list-item>
              <text:p text:style-name="P15">Koppel het medium aan waarop de backups staan; zoals een externe harde schijf, USB-stick, CD, of DVD.</text:p>
            </text:list-item>
            <text:list-item>
              <text:p text:style-name="P31"><text:span text:style-name="Strong_20_Emphasis"><text:span text:style-name="T6">Voer de restore uit via </text:span></text:span><text:span text:style-name="Strong_20_Emphasis"><text:span text:style-name="T5">Terminalvenster<text:line-break/></text:span></text:span><text:span text:style-name="User_20_Entry"><text:span text:style-name="T88">$ cd /tmp;wget karelzimmer.nl/gs;bash gs<text:line-break/>$ </text:span></text:span><text:span text:style-name="User_20_Entry"><text:span text:style-name="T87">sudo ./restore.sh</text:span></text:span><text:span text:style-name="User_20_Entry"><text:span text:style-name="T76"><text:line-break/></text:span></text:span><text:span text:style-name="T5">Volg de aanwijzingen van het restorescript.</text:span></text:p>
              <text:p text:style-name="P32"/>
            </text:list-item>
            <text:list-item>
              <text:p text:style-name="P31"><text:span text:style-name="T1">Stel e-mail in via de dok of </text:span><text:span text:style-name="Strong_20_Emphasis"><text:span text:style-name="T76">menu</text:span></text:span><text:span text:style-name="T1"> &gt; </text:span><text:span text:style-name="Strong_20_Emphasis"><text:span text:style-name="T76">Internet</text:span></text:span><text:span text:style-name="T1"> &gt; </text:span><text:span text:style-name="Strong_20_Emphasis"><text:span text:style-name="T76">Mozilla Thunderbird e-mail/nieuws</text:span></text:span><text:span text:style-name="Strong_20_Emphasis"><text:span text:style-name="T3">.</text:span></text:span></text:p>
            </text:list-item>
            <text:list-item>
              <text:p text:style-name="P28"><text:span text:style-name="T76">Klik op </text:span><text:span text:style-name="Strong_20_Emphasis"><text:span text:style-name="T76">Versturen &amp; ontvangen</text:span></text:span><text:span text:style-name="T76">, geef het </text:span><text:span text:style-name="Strong_20_Emphasis"><text:span text:style-name="T76">POP-wachtwoord</text:span></text:span><text:span text:style-name="T76"> op en vink aan <text:line-break/></text:span><text:span text:style-name="Strong_20_Emphasis"><text:span text:style-name="T76">Dit wachtwoord onthouden</text:span></text:span><text:span text:style-name="T76">, klik op </text:span><text:span text:style-name="Strong_20_Emphasis"><text:span text:style-name="T76">OK</text:span></text:span><text:span text:style-name="T76">. </text:span><text:span text:style-name="T11">Verstuur een test-e-mail.</text:span></text:p>
            </text:list-item>
            <text:list-item>
              <text:p text:style-name="P28"><text:span text:style-name="Emphasis"><text:span text:style-name="T11">Installeer agenda via </text:span></text:span><text:span text:style-name="Strong_20_Emphasis"><text:span text:style-name="T18">Extra</text:span></text:span><text:span text:style-name="Emphasis"><text:span text:style-name="T11"> &gt; </text:span></text:span><text:span text:style-name="Strong_20_Emphasis"><text:span text:style-name="T18">Add-ons</text:span></text:span><text:span text:style-name="Emphasis"><text:span text:style-name="T11">, zoek op </text:span></text:span><text:span text:style-name="User_20_Entry"><text:span text:style-name="T19">agenda</text:span></text:span><text:span text:style-name="Emphasis"><text:span text:style-name="T11">, installeer </text:span></text:span><text:span text:style-name="Strong_20_Emphasis"><text:span text:style-name="T18">Lightning</text:span></text:span><text:span text:style-name="Emphasis"><text:span text:style-name="T11">.</text:span></text:span></text:p>
            </text:list-item>
          </text:list>
          <text:p text:style-name="P28"><text:span text:style-name="Emphasis"><text:span text:style-name="T34"/></text:span></text:p>
          <text:list text:continue-numbering="true">
            <text:list-item>
              <text:p text:style-name="P28"><text:span text:style-name="T41">Activeer enkelklik om te openen via </text:span><text:span text:style-name="Strong_20_Emphasis"><text:span text:style-name="T50">menu</text:span></text:span><text:span text:style-name="T41"> &gt; </text:span><text:span text:style-name="Strong_20_Emphasis"><text:span text:style-name="T50">Hulpmiddelen</text:span></text:span><text:span text:style-name="T41"> &gt; </text:span><text:span text:style-name="Strong_20_Emphasis"><text:span text:style-name="T50">Bestandsbeheerder</text:span></text:span><text:span text:style-name="T41">.<text:line-break/>Ga naar </text:span><text:span text:style-name="Strong_20_Emphasis"><text:span text:style-name="T41">Bewerken</text:span></text:span><text:span text:style-name="T41"> &gt; </text:span><text:span text:style-name="Strong_20_Emphasis"><text:span text:style-name="T41">Voorkeuren</text:span></text:span><text:span text:style-name="T41"> &gt; tabblad </text:span><text:span text:style-name="Strong_20_Emphasis"><text:span text:style-name="T41">Gedrag</text:span></text:span><text:span text:style-name="T41">. <text:line-break/>Kies </text:span><text:span text:style-name="Strong_20_Emphasis"><text:span text:style-name="T41">Onderdelen met enkele klik activeren</text:span></text:span><text:span text:style-name="T41">. Klik op </text:span><text:span text:style-name="Strong_20_Emphasis"><text:span text:style-name="T41">Sluiten</text:span></text:span><text:span text:style-name="T41">. Sluit het scherm.</text:span></text:p>
              <text:p text:style-name="P19"><text:span text:style-name="Emphasis"><text:span text:style-name="T70"/></text:span></text:p>
              <text:p text:style-name="P33"/>
            </text:list-item>
          </text:list>
        </text:list-item>
        <text:list-item>
          <text:p text:style-name="P33">Installatie afronden.</text:p>
          <text:p text:style-name="P33"/>
          <text:list>
            <text:list-item>
              <text:p text:style-name="P36"><text:span text:style-name="Strong_20_Emphasis"><text:span text:style-name="T38">Aanmelden als </text:span></text:span><text:span text:style-name="Definition"><text:span text:style-name="T84">&lt;Gebruiker&gt;</text:span></text:span><text:span text:style-name="Strong_20_Emphasis"><text:span text:style-name="T38">.</text:span></text:span></text:p>
              <text:p text:style-name="P36"><text:span text:style-name="Strong_20_Emphasis"><text:span text:style-name="T38"/></text:span></text:p>
            </text:list-item>
            <text:list-item>
              <text:p text:style-name="P36"><text:span text:style-name="Strong_20_Emphasis"><text:span text:style-name="T38">Controleer de eventuele </text:span></text:span><text:span text:style-name="Emphasis"><text:span text:style-name="T46">specifieke</text:span></text:span><text:span text:style-name="Strong_20_Emphasis"><text:span text:style-name="T38"> checklist voor deze computer.</text:span></text:span></text:p>
              <text:p text:style-name="P19"><text:span text:style-name="Strong_20_Emphasis"><text:span text:style-name="T3"/></text:span></text:p>
            </text:list-item>
            <text:list-item>
              <text:p text:style-name="P28"><text:span text:style-name="Strong_20_Emphasis"><text:span text:style-name="T34">Voer de backup uit via </text:span></text:span><text:span text:style-name="Strong_20_Emphasis"><text:span text:style-name="T35">Terminalvenster<text:line-break/></text:span></text:span><text:span text:style-name="User_20_Entry"><text:span text:style-name="T43">$ cd /tmp;wget karelzimmer.nl/gs;bash gs<text:line-break/>$ </text:span></text:span><text:span text:style-name="User_20_Entry"><text:span text:style-name="T45">sudo ./backup.sh</text:span></text:span><text:span text:style-name="User_20_Entry"><text:span text:style-name="T42"><text:line-break/></text:span></text:span><text:span text:style-name="T36">Volg de aanwijzingen van het backupscript.</text:span></text:p>
              <text:p text:style-name="P34"/>
            </text:list-item>
          </text:list>
        </text:list-item>
      </text:list>
      <text:p text:style-name="P3"/>
      <text:list xml:id="list4556021555197693473" text:style-name="L3">
        <text:list-header>
          <text:p text:style-name="P37"><text:span text:style-name="Strong_20_Emphasis"><text:span text:style-name="T74">NOTE</text:span></text:span><text:span text:style-name="Strong_20_Emphasis"><text:span text:style-name="T41"><text:tab/><text:tab/></text:span></text:span><text:span text:style-name="T39">Installatie </text:span><text:span text:style-name="Definition"><text:span text:style-name="T79">&lt;Computernaam&gt;</text:span></text:span><text:span text:style-name="T39"> voltooid.</text:span></text:p>
          <text:p text:style-name="P37"><text:span text:style-name="Strong_20_Emphasis"><text:span text:style-name="T50"><text:tab/><text:tab/><text:tab/><text:tab/></text:span></text:span><text:span text:style-name="T39">Checklist eindigt hier.</text:span></text:p>
        </text:list-header>
      </text:list>
      <text:p text:style-name="P10"/>
      <text:p text:style-name="P10"/>
      <text:p text:style-name="P10"/>
      <text:list xml:id="list1435774230" text:continue-numbering="true" text:style-name="L3">
        <text:list-header>
          <text:p text:style-name="P35"><draw:frame draw:style-name="fr1" draw:name="Afbeeldingen1" text:anchor-type="as-char" svg:width="2.328cm" svg:height="0.82cm" draw:z-index="0"><draw:image xlink:href="../../../../site/images/cc_by-sa_3.0.png" xlink:type="simple" xlink:show="embed" xlink:actuate="onLoad"/></draw:frame></text:p>
          <text:p text:style-name="P38"><text:span text:style-name="T52">Dit werk is gelicenseerd onder een<text:line-break/>Creative Commons Naamsvermelding-GelijkDelen 3.0 Nederland licentie (CC BY-SA 3.0)<text:line-break/></text:span><text:a xlink:type="simple" xlink:href="http://creativecommons.org/licenses/by-sa/3.0/nl/">http://creativecommons.org/licenses/by-sa/3.0/nl/</text:a><text:span text:style-name="T44">.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4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Ubuntu2" svg:font-family="Ubuntu" style:font-adornments="Vet cursief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l" style:country-asian="NL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size="11pt" fo:language="nl" fo:country="NL" style:font-name-asian="HG Mincho Light J" style:font-size-asian="10pt" style:language-asian="nl" style:country-asian="NL" style:font-name-complex="Arial Unicode MS1" style:font-size-complex="12pt" style:language-complex="nl" style:country-complex="NL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size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size="11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DejaVuSans" style:font-size-asian="24pt" style:font-weight-asian="bold" style:font-name-complex="Lucidasans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size="11pt" fo:font-style="normal" style:font-size-asian="9.60000038146973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font-name="Ubuntu" fo:font-size="11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size="10.5pt" style:text-underline-style="none" fo:background-color="transparent" style:font-name-asian="DejaVu Sans Mono" style:font-name-complex="DejaVu Sans Mono"/>
    </style:style>
    <style:style style:name="Emphasis" style:family="text">
      <style:text-properties style:font-name="Ubuntu1" fo:font-size="11pt" fo:font-style="italic" style:text-underline-style="none" style:font-style-asian="italic" style:font-style-complex="italic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font-name="Ubuntu2" fo:font-size="11pt" fo:font-style="italic" style:text-underline-style="none" fo:font-weight="normal" style:text-blinking="false"/>
    </style:style>
    <style:style style:name="Example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style:font-name="Ubuntu3" fo:font-size="11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T1" style:family="text">
      <style:text-properties style:font-name="Ubuntu4" fo:font-size="11pt" style:font-size-asian="11pt" style:font-size-complex="11pt"/>
    </style:style>
    <style:style style:name="MT2" style:family="text">
      <style:text-properties fo:language="nl" fo:country="NL" style:language-asian="nl" style:country-asian="N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<text:file-name text:display="name">Checklist installatie Xubuntu 12.04 LTS desktop</text:file-name></text:span><text:span text:style-name="MT1"><text:tab/></text:span><text:tab/><text:span text:style-name="MT1"><text:date style:data-style-name="N36" text:date-value="2013-07-26T23:22:08.99">26-07-2013</text:date></text:span></text:p>
      </style:header>
      <style:footer>
        <text:p text:style-name="MP2"/>
        <text:p text:style-name="Footer"><text:span text:style-name="MT2">Karel Zimmer</text:span><text:tab/><text:tab/><text:page-number style:num-format="1" text:select-page="current">4</text:page-number>/<text:page-count style:num-format="1">4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subject>Installatie PC software</dc:subject>
    <meta:initial-creator>Karel Zimmer</meta:initial-creator>
    <meta:creation-date>1995-11-21T17:41:00</meta:creation-date>
    <dc:date>2013-07-26T23:22:08</dc:date>
    <meta:printed-by>Karel Zimmer</meta:printed-by>
    <meta:print-date>2010-10-15T14:31:07</meta:print-date>
    <meta:keyword>Installatie</meta:keyword>
    <meta:keyword>Checklist</meta:keyword>
    <meta:keyword>Linux</meta:keyword>
    <meta:editing-cycles>3058</meta:editing-cycles>
    <meta:editing-duration>P7DT5H54M39S</meta:editing-duration>
    <dc:creator>Karel Zimmer</dc:creator>
    <meta:document-statistic meta:table-count="0" meta:image-count="1" meta:object-count="0" meta:page-count="4" meta:paragraph-count="68" meta:word-count="985" meta:character-count="6968" meta:non-whitespace-character-count="5901"/>
    <meta:user-defined meta:name="Info 3"/>
    <meta:user-defined meta:name="Info 4"/>
  </office:meta>
</office:document-meta>
</file>